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dbb8" officeooo:paragraph-rsid="0003dbb8"/>
    </style:style>
    <style:style style:name="P2" style:family="paragraph" style:parent-style-name="Standard">
      <style:text-properties style:text-underline-style="solid" style:text-underline-width="auto" style:text-underline-color="font-color" officeooo:rsid="00042eb2" officeooo:paragraph-rsid="00042eb2"/>
    </style:style>
    <style:style style:name="P3" style:family="paragraph" style:parent-style-name="Standard">
      <style:text-properties style:text-underline-style="solid" style:text-underline-width="auto" style:text-underline-color="font-color" officeooo:rsid="00042eb2" officeooo:paragraph-rsid="0005d62e"/>
    </style:style>
    <style:style style:name="P4" style:family="paragraph" style:parent-style-name="Standard">
      <style:text-properties style:text-underline-style="solid" style:text-underline-width="auto" style:text-underline-color="font-color" officeooo:rsid="0005d62e" officeooo:paragraph-rsid="0005d62e"/>
    </style:style>
    <style:style style:name="P5" style:family="paragraph" style:parent-style-name="Standard">
      <style:text-properties style:text-underline-style="solid" style:text-underline-width="auto" style:text-underline-color="font-color" officeooo:rsid="0007812b" officeooo:paragraph-rsid="0007812b"/>
    </style:style>
    <style:style style:name="P6" style:family="paragraph" style:parent-style-name="Standard">
      <style:text-properties style:text-underline-style="solid" style:text-underline-width="auto" style:text-underline-color="font-color" officeooo:rsid="00083a35" officeooo:paragraph-rsid="00083a35"/>
    </style:style>
    <style:style style:name="P7" style:family="paragraph" style:parent-style-name="Standard">
      <style:text-properties style:text-underline-style="solid" style:text-underline-width="auto" style:text-underline-color="font-color" officeooo:rsid="001d94cb" officeooo:paragraph-rsid="001d94cb"/>
    </style:style>
    <style:style style:name="P8" style:family="paragraph" style:parent-style-name="Standard">
      <style:text-properties style:text-underline-style="solid" style:text-underline-width="auto" style:text-underline-color="font-color" officeooo:rsid="00224bc9" officeooo:paragraph-rsid="00224bc9"/>
    </style:style>
    <style:style style:name="P9" style:family="paragraph" style:parent-style-name="Standard">
      <style:text-properties style:text-underline-style="solid" style:text-underline-width="auto" style:text-underline-color="font-color" officeooo:rsid="0008685a" officeooo:paragraph-rsid="0010763a"/>
    </style:style>
    <style:style style:name="P10" style:family="paragraph" style:parent-style-name="Standard">
      <style:text-properties style:text-underline-style="solid" style:text-underline-width="auto" style:text-underline-color="font-color" officeooo:rsid="00275d58" officeooo:paragraph-rsid="00275d58"/>
    </style:style>
    <style:style style:name="P11" style:family="paragraph" style:parent-style-name="Standard">
      <style:text-properties style:text-underline-style="none" officeooo:rsid="000ac1b9" officeooo:paragraph-rsid="000b934f"/>
    </style:style>
    <style:style style:name="P12" style:family="paragraph" style:parent-style-name="Standard">
      <style:text-properties style:text-underline-style="none" officeooo:rsid="0008685a" officeooo:paragraph-rsid="000a6301"/>
    </style:style>
    <style:style style:name="P13" style:family="paragraph" style:parent-style-name="Standard">
      <style:text-properties style:text-underline-style="none" officeooo:rsid="0008685a" officeooo:paragraph-rsid="0010763a"/>
    </style:style>
    <style:style style:name="P14" style:family="paragraph" style:parent-style-name="Standard">
      <style:text-properties style:text-underline-style="none" officeooo:rsid="0020ecd9" officeooo:paragraph-rsid="0020ecd9"/>
    </style:style>
    <style:style style:name="P15" style:family="paragraph" style:parent-style-name="Standard">
      <style:text-properties style:text-underline-style="none" officeooo:rsid="00224bc9" officeooo:paragraph-rsid="00224bc9"/>
    </style:style>
    <style:style style:name="P16" style:family="paragraph" style:parent-style-name="Standard">
      <style:text-properties style:font-name="Liberation Serif" style:text-underline-style="solid" style:text-underline-width="auto" style:text-underline-color="font-color" fo:font-weight="normal" officeooo:rsid="0005d62e" officeooo:paragraph-rsid="0005d62e" style:font-weight-asian="normal" style:font-weight-complex="normal"/>
    </style:style>
    <style:style style:name="P17" style:family="paragraph" style:parent-style-name="Standard">
      <style:text-properties officeooo:rsid="00162435" officeooo:paragraph-rsid="00162435"/>
    </style:style>
    <style:style style:name="P18" style:family="paragraph" style:parent-style-name="Standard">
      <style:text-properties fo:font-weight="bold" officeooo:rsid="001c183d" officeooo:paragraph-rsid="0003dbb8" style:font-weight-asian="bold" style:font-weight-complex="bold"/>
    </style:style>
    <style:style style:name="P19" style:family="paragraph" style:parent-style-name="Standard">
      <style:text-properties officeooo:rsid="001d5979" officeooo:paragraph-rsid="001d94cb"/>
    </style:style>
    <style:style style:name="P20" style:family="paragraph" style:parent-style-name="Text_20_body">
      <style:text-properties fo:font-weight="bold" officeooo:rsid="001c183d" officeooo:paragraph-rsid="001c183d" style:font-weight-asian="bold" style:font-weight-complex="bold"/>
    </style:style>
    <style:style style:name="P21" style:family="paragraph" style:parent-style-name="Text_20_body">
      <style:text-properties fo:font-weight="normal" officeooo:rsid="001d5308" officeooo:paragraph-rsid="001d5308" style:font-weight-asian="normal" style:font-weight-complex="normal"/>
    </style:style>
    <style:style style:name="P22" style:family="paragraph" style:parent-style-name="Text_20_body">
      <style:text-properties officeooo:paragraph-rsid="0026dbe9"/>
    </style:style>
    <style:style style:name="P2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text-underline-style="solid" style:text-underline-width="auto" style:text-underline-color="font-color" officeooo:rsid="001d94cb" officeooo:paragraph-rsid="000c83cf"/>
    </style:style>
    <style:style style:name="P24" style:family="paragraph" style:parent-style-name="Text_20_body">
      <style:paragraph-properties fo:padding="0.0291in" fo:border-left="none" fo:border-right="none" fo:border-top="none" fo:border-bottom="0.06pt solid #000000" style:join-border="false"/>
      <style:text-properties fo:font-weight="bold" officeooo:rsid="001c183d" officeooo:paragraph-rsid="001c183d" style:font-weight-asian="bold" style:font-weight-complex="bold"/>
    </style:style>
    <style:style style:name="P25" style:family="paragraph" style:parent-style-name="Standard">
      <style:text-properties style:text-underline-style="none" officeooo:rsid="00224bc9" officeooo:paragraph-rsid="00224bc9"/>
    </style:style>
    <style:style style:name="P26" style:family="paragraph" style:parent-style-name="Standard">
      <style:text-properties style:text-underline-style="none" officeooo:rsid="002bc2b3" officeooo:paragraph-rsid="002bc2b3"/>
    </style:style>
    <style:style style:name="P27" style:family="paragraph" style:parent-style-name="Standard">
      <style:text-properties style:text-underline-style="solid" style:text-underline-width="auto" style:text-underline-color="font-color" officeooo:rsid="00224bc9" officeooo:paragraph-rsid="00224bc9"/>
    </style:style>
    <style:style style:name="P28" style:family="paragraph" style:parent-style-name="Standard">
      <style:text-properties style:text-underline-style="solid" style:text-underline-width="auto" style:text-underline-color="font-color" officeooo:rsid="00224bc9" officeooo:paragraph-rsid="002bc2b3"/>
    </style:style>
    <style:style style:name="P29" style:family="paragraph" style:parent-style-name="Standard">
      <style:text-properties style:text-underline-style="solid" style:text-underline-width="auto" style:text-underline-color="font-color" officeooo:rsid="002f03f6" officeooo:paragraph-rsid="002f03f6"/>
    </style:style>
    <style:style style:name="P30" style:family="paragraph" style:parent-style-name="Standard">
      <style:text-properties style:text-underline-style="solid" style:text-underline-width="auto" style:text-underline-color="font-color" officeooo:paragraph-rsid="00224bc9"/>
    </style:style>
    <style:style style:name="P31" style:family="paragraph" style:parent-style-name="Standard">
      <style:text-properties officeooo:paragraph-rsid="002f03f6"/>
    </style:style>
    <style:style style:name="P32" style:family="paragraph" style:parent-style-name="Standard">
      <style:text-properties officeooo:paragraph-rsid="00329221"/>
    </style:style>
    <style:style style:name="P33" style:family="paragraph" style:parent-style-name="Standard">
      <style:text-properties style:font-name="Abyssinica SIL" fo:font-size="10pt" style:font-size-asian="10pt" style:font-size-complex="10pt"/>
    </style:style>
    <style:style style:name="P3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text-underline-style="none" officeooo:rsid="00224bc9" officeooo:paragraph-rsid="00224bc9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5d62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officeooo:rsid="002bc2b3"/>
    </style:style>
    <style:style style:name="T5" style:family="text">
      <style:text-properties style:text-underline-style="none" officeooo:rsid="0030971f"/>
    </style:style>
    <style:style style:name="T6" style:family="text">
      <style:text-properties officeooo:rsid="000a6301"/>
    </style:style>
    <style:style style:name="T7" style:family="text">
      <style:text-properties officeooo:rsid="000b934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d5308" style:font-weight-asian="normal" style:font-weight-complex="normal"/>
    </style:style>
    <style:style style:name="T11" style:family="text">
      <style:text-properties fo:font-weight="normal" officeooo:rsid="0026dbe9" style:font-weight-asian="normal" style:font-weight-complex="normal"/>
    </style:style>
    <style:style style:name="T12" style:family="text">
      <style:text-properties officeooo:rsid="0011d1c6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10763a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officeooo:rsid="002bc2b3"/>
    </style:style>
    <style:style style:name="T17" style:family="text">
      <style:text-properties officeooo:rsid="0026dbe9"/>
    </style:style>
    <style:style style:name="T18" style:family="text">
      <style:text-properties officeooo:rsid="002bc2b3"/>
    </style:style>
    <style:style style:name="T19" style:family="text">
      <style:text-properties officeooo:rsid="00321fbb"/>
    </style:style>
    <style:style style:name="T20" style:family="text">
      <style:text-properties style:font-name="sans-serif" fo:font-size="46.5pt"/>
    </style:style>
    <style:style style:name="T21" style:family="text">
      <style:text-properties fo:font-size="46.5pt"/>
    </style:style>
    <style:style style:name="T22" style:family="text">
      <style:text-properties style:font-name="DejaVu Sans" fo:font-size="10pt" style:font-size-asian="10pt" style:font-size-complex="10pt"/>
    </style:style>
    <style:style style:name="T23" style:family="text">
      <style:text-properties style:font-name="DejaVu Sans" fo:font-size="10pt" officeooo:rsid="00321fbb" style:font-size-asian="10pt" style:font-size-complex="10pt"/>
    </style:style>
    <style:style style:name="T24" style:family="text">
      <style:text-properties officeooo:rsid="0034687c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officeooo:rsid="00321fbb" style:font-size-asian="10pt" style:font-size-complex="10pt"/>
    </style:style>
    <style:style style:name="T27" style:family="text">
      <style:text-properties style:font-name="Abyssinica SIL" fo:font-size="10pt" style:font-size-asian="10pt" style:font-size-complex="10pt"/>
    </style:style>
    <style:style style:name="T28" style:family="text">
      <style:text-properties style:font-name="Abyssinica SIL" fo:font-size="10pt" officeooo:rsid="00321fbb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8">Doctoral School PHD | EPFL </text:span><text:span text:style-name="T9">(http://phd.epfl.ch/thesisjury/en)</text:span></text:p>
      <text:p text:style-name="P18"/>
      <text:p text:style-name="P24"/>
      <text:p text:style-name="P20">Jury</text:p>
      <text:p text:style-name="P21">Thesis director: <text:tab/><text:tab/><text:tab/>Aude Billard</text:p>
      <text:p text:style-name="P21">Jury president: <text:tab/><text:tab/><text:tab/></text:p>
      <text:p text:style-name="P21">First external examiner: <text:tab/><text:tab/><text:span text:style-name="T17">Prof. Pedro Lima</text:span></text:p>
      <text:p text:style-name="P22"><text:span text:style-name="T10">Second external examiner:<text:tab/><text:tab/></text:span><text:span text:style-name="T11">Dr. </text:span><text:bookmark text:name="page-title"/>Dimitri Ognibene</text:p>
      <text:p text:style-name="P21">Internal examiner: <text:s/><text:tab/><text:tab/><text:tab/><text:span text:style-name="T17">Prof. Martinoli</text:span></text:p>
      <text:p text:style-name="P23"/>
      <text:p text:style-name="P15">1) Internal Examiners</text:p>
      <text:p text:style-name="P7"/>
      <text:p text:style-name="P8">José Del R. MiLLÁN <text:span text:style-name="T1"><text:s text:c="2"/></text:span></text:p>
      <text:p text:style-name="P8"/>
      <text:p text:style-name="P8"><text:span text:style-name="T1"><text:tab/></text:span>https://people.epfl.ch/jose.millan</text:p>
      <text:p text:style-name="P7"/>
      <text:p text:style-name="P8">Prof. Martinoli</text:p>
      <text:p text:style-name="P15"/>
      <text:p text:style-name="P28">Prof. <text:span text:style-name="T18">François Fleuret</text:span></text:p>
      <text:p text:style-name="P15"/>
      <text:p text:style-name="P29">Senior scientist Rosé Milan group:</text:p>
      <text:p text:style-name="P30"/>
      <text:p text:style-name="P32"><text:span text:style-name="T4">D</text:span><text:span text:style-name="T5">r. </text:span>Ricardo Chavarriaga Lozano: </text:p>
      <text:p text:style-name="P32"/>
      <text:p text:style-name="P32"><text:span text:style-name="T28">Uses reinforcement learning: “ </text:span><text:span text:style-name="T27">Teaching brain-machine interfaces as an alternative paradigm to </text:span></text:p>
      <text:p text:style-name="P33">neuroprosthetics control”</text:p>
      <text:p text:style-name="P31"/>
      <text:p text:style-name="P31"><text:span text:style-name="T16">Dr. </text:span><text:span text:style-name="T13">Kyuhwa Lee</text:span></text:p>
      <text:p text:style-name="P26"/>
      <text:p text:style-name="P26"><text:tab/>http://khlee.org/</text:p>
      <text:p text:style-name="P34"/>
      <text:p text:style-name="P15"/>
      <text:p text:style-name="P15">2) External Examiners</text:p>
      <text:p text:style-name="P7"/>
      <text:p text:style-name="P7">Dimitri</text:p>
      <text:p text:style-name="P19"><text:span text:style-name="T3"><text:tab/></text:span><text:span text:style-name="T15">http://ai.upf.edu/user/67</text:span></text:p>
      <text:p text:style-name="P1"/>
      <text:p text:style-name="P2">Pedro Lima</text:p>
      <text:p text:style-name="P11"><text:tab/><text:span text:style-name="T7">http://users.isr.ist.utl.pt/~pal/</text:span></text:p>
      <text:p text:style-name="P3"/>
      <text:p text:style-name="P3">Thrishantha Nanayakkara<text:span text:style-name="T1"> </text:span><text:span text:style-name="T2">(Senior lecturer) </text:span></text:p>
      <text:p text:style-name="P4"><text:span text:style-name="T1"><text:tab/></text:span><text:a xlink:type="simple" xlink:href="http://thrish.org/research-team/thrish">http://thrish.org/research-team/thrish</text:a></text:p>
      <text:p text:style-name="P4"/>
      <text:p text:style-name="P16">Giorgio Metta</text:p>
      <text:p text:style-name="P5"><text:span text:style-name="T1"><text:tab/></text:span><text:a xlink:type="simple" xlink:href="http://pasa.liralab.it/">http://pasa.liralab.it/</text:a></text:p>
      <text:p text:style-name="P5"/>
      <text:p text:style-name="P6">Yiannis Demiris</text:p>
      <text:p text:style-name="P12"><text:soft-page-break/><text:tab/><text:a xlink:type="simple" xlink:href="http://www.demiris.info/"><text:span text:style-name="T6">http://www.demiris.info/</text:span></text:a></text:p>
      <text:p text:style-name="P12"/>
      <text:p text:style-name="P13"><text:span text:style-name="T14">J</text:span><text:span text:style-name="T13">oelle </text:span><text:span text:style-name="T14">P</text:span><text:span text:style-name="T13">ineau</text:span> </text:p>
      <text:p text:style-name="P14"><text:tab/>http://cs.mcgill.ca/~jpineau/</text:p>
      <text:p text:style-name="P9"><text:span text:style-name="T12">G</text:span>eorge <text:span text:style-name="T12">K</text:span>onidaris</text:p>
      <text:p text:style-name="P9"/>
      <text:p text:style-name="P10"><text:s/>Hector Geffner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2:06:38.835791311</meta:creation-date>
    <dc:date>2016-06-09T08:07:20.744966126</dc:date>
    <meta:editing-duration>PT20H9M54S</meta:editing-duration>
    <meta:editing-cycles>42</meta:editing-cycles>
    <meta:generator>LibreOffice/4.2.8.2$Linux_X86_64 LibreOffice_project/420m0$Build-2</meta:generator>
    <meta:document-statistic meta:table-count="0" meta:image-count="0" meta:object-count="0" meta:page-count="2" meta:paragraph-count="33" meta:word-count="95" meta:character-count="907" meta:non-whitespace-character-count="815"/>
  </office:meta>
</office:document-meta>
</file>